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745256807176" calcext:value-type="float">
            <text:p>99,67</text:p>
          </table:table-cell>
          <table:table-cell table:style-name="ce3" table:formula="of:=([.F2]/12597)*100" office:value-type="float" office:value="0.325474319282369" calcext:value-type="float">
            <text:p>0,33</text:p>
          </table:table-cell>
          <table:table-cell/>
          <table:table-cell table:style-name="ce4" table:formula="of:=[.E18]+[.H18]" office:value-type="float" office:value="12556" calcext:value-type="float">
            <text:p>12556</text:p>
          </table:table-cell>
          <table:table-cell table:formula="of:=12597-[.E2]" office:value-type="float" office:value="41" calcext:value-type="float">
            <text:p>41</text:p>
          </table:table-cell>
          <table:table-cell office:value-type="float" office:value="0.0118041038513" calcext:value-type="float">
            <text:p>0,0118041039</text:p>
          </table:table-cell>
          <table:table-cell office:value-type="float" office:value="21.1015970707" calcext:value-type="float">
            <text:p>21,101597070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/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0.0125291347504" calcext:value-type="float">
            <text:p>0,0125291348</text:p>
          </table:table-cell>
          <table:table-cell office:value-type="float" office:value="20.8016970158" calcext:value-type="float">
            <text:p>20,801697015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062792728427" calcext:value-type="float">
            <text:p>99,71</text:p>
          </table:table-cell>
          <table:table-cell table:style-name="ce3" table:formula="of:=([.F4]/12597)*100" office:value-type="float" office:value="0.29372072715726" calcext:value-type="float">
            <text:p>0,29</text:p>
          </table:table-cell>
          <table:table-cell/>
          <table:table-cell table:style-name="ce4" table:formula="of:=[.E20]+[.H20]" office:value-type="float" office:value="12560" calcext:value-type="float">
            <text:p>12560</text:p>
          </table:table-cell>
          <table:table-cell table:formula="of:=12597-[.E4]" office:value-type="float" office:value="37" calcext:value-type="float">
            <text:p>37</text:p>
          </table:table-cell>
          <table:table-cell office:value-type="float" office:value="0.0115389823914" calcext:value-type="float">
            <text:p>0,0115389824</text:p>
          </table:table-cell>
          <table:table-cell office:value-type="float" office:value="20.9268541336" calcext:value-type="float">
            <text:p>20,926854133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380328649679" calcext:value-type="float">
            <text:p>99,74</text:p>
          </table:table-cell>
          <table:table-cell table:style-name="ce3" table:formula="of:=([.F5]/12597)*100" office:value-type="float" office:value="0.26196713503215" calcext:value-type="float">
            <text:p>0,26</text:p>
          </table:table-cell>
          <table:table-cell/>
          <table:table-cell table:style-name="ce4" table:formula="of:=[.E21]+[.H21]" office:value-type="float" office:value="12564" calcext:value-type="float">
            <text:p>12564</text:p>
          </table:table-cell>
          <table:table-cell table:formula="of:=12597-[.E5]" office:value-type="float" office:value="33" calcext:value-type="float">
            <text:p>33</text:p>
          </table:table-cell>
          <table:table-cell office:value-type="float" office:value="0.0114638805389" calcext:value-type="float">
            <text:p>0,0114638805</text:p>
          </table:table-cell>
          <table:table-cell office:value-type="float" office:value="20.7907888889" calcext:value-type="float">
            <text:p>20,790788888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904024767802" calcext:value-type="float">
            <text:p>99,69</text:p>
          </table:table-cell>
          <table:table-cell table:style-name="ce3" table:formula="of:=([.F6]/12597)*100" office:value-type="float" office:value="0.309597523219814" calcext:value-type="float">
            <text:p>0,31</text:p>
          </table:table-cell>
          <table:table-cell/>
          <table:table-cell table:style-name="ce4" table:formula="of:=[.E22]+[.H22]" office:value-type="float" office:value="12558" calcext:value-type="float">
            <text:p>12558</text:p>
          </table:table-cell>
          <table:table-cell table:formula="of:=12597-[.E6]" office:value-type="float" office:value="39" calcext:value-type="float">
            <text:p>39</text:p>
          </table:table-cell>
          <table:table-cell office:value-type="float" office:value="0.0120010375977" calcext:value-type="float">
            <text:p>0,0120010376</text:p>
          </table:table-cell>
          <table:table-cell office:value-type="float" office:value="20.8600070477" calcext:value-type="float">
            <text:p>20,860007047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221560689053" calcext:value-type="float">
            <text:p>99,72</text:p>
          </table:table-cell>
          <table:table-cell table:style-name="ce3" table:formula="of:=([.F7]/12597)*100" office:value-type="float" office:value="0.277843931094705" calcext:value-type="float">
            <text:p>0,28</text:p>
          </table:table-cell>
          <table:table-cell/>
          <table:table-cell table:style-name="ce4" table:formula="of:=[.E23]+[.H23]" office:value-type="float" office:value="12562" calcext:value-type="float">
            <text:p>12562</text:p>
          </table:table-cell>
          <table:table-cell table:formula="of:=12597-[.E7]" office:value-type="float" office:value="35" calcext:value-type="float">
            <text:p>35</text:p>
          </table:table-cell>
          <table:table-cell office:value-type="float" office:value="0.0118370056152" calcext:value-type="float">
            <text:p>0,0118370056</text:p>
          </table:table-cell>
          <table:table-cell office:value-type="float" office:value="20.8503170013" calcext:value-type="float">
            <text:p>20,850317001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69786457093" calcext:value-type="float">
            <text:p>99,77</text:p>
          </table:table-cell>
          <table:table-cell table:style-name="ce3" table:formula="of:=([.F8]/12597)*100" office:value-type="float" office:value="0.230213542907041" calcext:value-type="float">
            <text:p>0,23</text:p>
          </table:table-cell>
          <table:table-cell/>
          <table:table-cell table:style-name="ce4" table:formula="of:=[.E24]+[.H24]" office:value-type="float" office:value="12568" calcext:value-type="float">
            <text:p>12568</text:p>
          </table:table-cell>
          <table:table-cell table:formula="of:=12597-[.E8]" office:value-type="float" office:value="29" calcext:value-type="float">
            <text:p>29</text:p>
          </table:table-cell>
          <table:table-cell office:value-type="float" office:value="0.0117011070251" calcext:value-type="float">
            <text:p>0,011701107</text:p>
          </table:table-cell>
          <table:table-cell office:value-type="float" office:value="20.791218996" calcext:value-type="float">
            <text:p>20,79121899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427720885925" calcext:value-type="float">
            <text:p>99,64</text:p>
          </table:table-cell>
          <table:table-cell table:style-name="ce3" table:formula="of:=([.F9]/12597)*100" office:value-type="float" office:value="0.357227911407478" calcext:value-type="float">
            <text:p>0,36</text:p>
          </table:table-cell>
          <table:table-cell/>
          <table:table-cell table:style-name="ce4" table:formula="of:=[.E25]+[.H25]" office:value-type="float" office:value="12552" calcext:value-type="float">
            <text:p>12552</text:p>
          </table:table-cell>
          <table:table-cell table:formula="of:=12597-[.E9]" office:value-type="float" office:value="45" calcext:value-type="float">
            <text:p>45</text:p>
          </table:table-cell>
          <table:table-cell office:value-type="float" office:value="0.0113790035248" calcext:value-type="float">
            <text:p>0,0113790035</text:p>
          </table:table-cell>
          <table:table-cell office:value-type="float" office:value="20.8040499687" calcext:value-type="float">
            <text:p>20,804049968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665872826864" calcext:value-type="float">
            <text:p>99,67</text:p>
          </table:table-cell>
          <table:table-cell table:style-name="ce3" table:formula="of:=([.F10]/12597)*100" office:value-type="float" office:value="0.333412717313646" calcext:value-type="float">
            <text:p>0,33</text:p>
          </table:table-cell>
          <table:table-cell/>
          <table:table-cell table:style-name="ce4" table:formula="of:=[.E26]+[.H26]" office:value-type="float" office:value="12555" calcext:value-type="float">
            <text:p>12555</text:p>
          </table:table-cell>
          <table:table-cell table:formula="of:=12597-[.E10]" office:value-type="float" office:value="42" calcext:value-type="float">
            <text:p>42</text:p>
          </table:table-cell>
          <table:table-cell office:value-type="float" office:value="0.0116310119629" calcext:value-type="float">
            <text:p>0,011631012</text:p>
          </table:table-cell>
          <table:table-cell office:value-type="float" office:value="20.838201046" calcext:value-type="float">
            <text:p>20,83820104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110184964674" calcext:value-type="float">
            <text:p>99,61</text:p>
          </table:table-cell>
          <table:table-cell table:style-name="ce3" table:formula="of:=([.F11]/12597)*100" office:value-type="float" office:value="0.388981503532587" calcext:value-type="float">
            <text:p>0,39</text:p>
          </table:table-cell>
          <table:table-cell/>
          <table:table-cell table:style-name="ce4" table:formula="of:=[.E27]+[.H27]" office:value-type="float" office:value="12548" calcext:value-type="float">
            <text:p>12548</text:p>
          </table:table-cell>
          <table:table-cell table:formula="of:=12597-[.E11]" office:value-type="float" office:value="49" calcext:value-type="float">
            <text:p>49</text:p>
          </table:table-cell>
          <table:table-cell office:value-type="float" office:value="0.011668920517" calcext:value-type="float">
            <text:p>0,0116689205</text:p>
          </table:table-cell>
          <table:table-cell office:value-type="float" office:value="20.8317019939" calcext:value-type="float">
            <text:p>20,831701993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56394379615" calcext:value-type="float">
            <text:p>99,685639438</text:p>
          </table:table-cell>
          <table:table-cell table:formula="of:=AVERAGE([.C2:.C11])" office:value-type="float" office:value="0.314360562038581" calcext:value-type="float">
            <text:p>0,31436056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7.4" calcext:value-type="float">
            <text:p>12557,4</text:p>
          </table:table-cell>
          <table:table-cell table:formula="of:=AVERAGE([.F2:.F11])" office:value-type="float" office:value="39.6" calcext:value-type="float">
            <text:p>39,6</text:p>
          </table:table-cell>
          <table:table-cell table:formula="of:=SUM([.G2:.G11])/10" office:value-type="float" office:value="0.01175541877747" calcext:value-type="float">
            <text:p>0,0117554188</text:p>
          </table:table-cell>
          <table:table-cell table:formula="of:=SUM([.H2:.H11])/10" office:value-type="float" office:value="20.85964331626" calcext:value-type="float">
            <text:p>20,859643316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4" calcext:value-type="float">
            <text:p>5843,4</text:p>
          </table:table-cell>
          <table:table-cell table:formula="of:=AVERAGE([.G18:.G27])" office:value-type="float" office:value="19.3" calcext:value-type="float">
            <text:p>19,3</text:p>
          </table:table-cell>
          <table:table-cell/>
          <table:table-cell office:value-type="float" office:value="5869" calcext:value-type="float">
            <text:p>586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12597-SUM([.E18:.G18])" office:value-type="float" office:value="6687" calcext:value-type="float">
            <text:p>668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3" calcext:value-type="float">
            <text:p>20,3</text:p>
          </table:table-cell>
          <table:table-cell table:formula="of:=AVERAGE([.H18:.H27])" office:value-type="float" office:value="6714" calcext:value-type="float">
            <text:p>6714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12597-SUM([.E19:.G19])" office:value-type="float" office:value="6757" calcext:value-type="float">
            <text:p>675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08" calcext:value-type="float">
            <text:p>590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12597-SUM([.E20:.G20])" office:value-type="float" office:value="6652" calcext:value-type="float">
            <text:p>665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4" calcext:value-type="float">
            <text:p>5843,4</text:p>
          </table:table-cell>
          <table:table-cell table:number-columns-repeated="2"/>
          <table:table-cell office:value-type="float" office:value="5950" calcext:value-type="float">
            <text:p>595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12597-SUM([.E21:.G21])" office:value-type="float" office:value="6614" calcext:value-type="float">
            <text:p>661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3" calcext:value-type="float">
            <text:p>20,3</text:p>
          </table:table-cell>
          <table:table-cell table:number-columns-repeated="2"/>
          <table:table-cell office:value-type="float" office:value="5787" calcext:value-type="float">
            <text:p>578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12597-SUM([.E22:.G22])" office:value-type="float" office:value="6771" calcext:value-type="float">
            <text:p>677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3" calcext:value-type="float">
            <text:p>19,3</text:p>
          </table:table-cell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12597-SUM([.E23:.G23])" office:value-type="float" office:value="6747" calcext:value-type="float">
            <text:p>674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" calcext:value-type="float">
            <text:p>6714</text:p>
          </table:table-cell>
          <table:table-cell table:number-columns-repeated="2"/>
          <table:table-cell office:value-type="float" office:value="5862" calcext:value-type="float">
            <text:p>586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12597-SUM([.E24:.G24])" office:value-type="float" office:value="6706" calcext:value-type="float">
            <text:p>670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1" calcext:value-type="float">
            <text:p>583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12597-SUM([.E25:.G25])" office:value-type="float" office:value="6721" calcext:value-type="float">
            <text:p>672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05" calcext:value-type="float">
            <text:p>590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12597-SUM([.E26:.G26])" office:value-type="float" office:value="6650" calcext:value-type="float">
            <text:p>665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13" calcext:value-type="float">
            <text:p>571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formula="of:=12597-SUM([.E27:.G27])" office:value-type="float" office:value="6835" calcext:value-type="float">
            <text:p>683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56394379614" calcext:value-type="float">
            <text:p>0,9968563944</text:p>
          </table:table-cell>
          <table:table-cell table:number-columns-repeated="2"/>
          <table:table-cell table:formula="of:=SUM([.E18:.E27])/10" office:value-type="float" office:value="5843.4" calcext:value-type="float">
            <text:p>5843,4</text:p>
          </table:table-cell>
          <table:table-cell table:formula="of:=SUM([.F18:.F27])/10" office:value-type="float" office:value="20.3" calcext:value-type="float">
            <text:p>20,3</text:p>
          </table:table-cell>
          <table:table-cell table:formula="of:=SUM([.G18:.G27])/10" office:value-type="float" office:value="19.3" calcext:value-type="float">
            <text:p>19,3</text:p>
          </table:table-cell>
          <table:table-cell table:formula="of:=SUM([.H18:.H27])/10" office:value-type="float" office:value="6714" calcext:value-type="float">
            <text:p>671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4360562038581" calcext:value-type="float">
            <text:p>0,00314360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08001432787" calcext:value-type="float">
            <text:p>0,996708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85581277935" calcext:value-type="float">
            <text:p>0,996985581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4:57:57.7913673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12S</meta:editing-duration>
    <meta:editing-cycles>8</meta:editing-cycles>
    <meta:generator>LibreOffice/5.1.6.2$Linux_X86_64 LibreOffice_project/10m0$Build-2</meta:generator>
    <dc:date>2018-01-20T14:58:53.741483513</dc:date>
    <meta:document-statistic meta:table-count="1" meta:cell-count="167" meta:object-count="0"/>
  </office:meta>
</office:document-meta>
</file>